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font-weight="normal" style:font-weight-asian="normal" style:font-weight-complex="normal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>
      <style:text-properties officeooo:paragraph-rsid="001f666f"/>
    </style:style>
    <style:style style:name="P15" style:family="paragraph" style:parent-style-name="Text_20_body" style:list-style-name="L11">
      <style:text-properties officeooo:paragraph-rsid="001f666f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24d7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veloper Guide</text:h>
      <text:h text:style-name="Heading_20_2" text:outline-level="2">Acoustic Drone Localization Using Circular Microphone Array</text:h>
      <text:h text:style-name="Heading_20_3" text:outline-level="3">Project Overview</text:h>
      <text:p text:style-name="Text_20_body"><text:span text:style-name="T2">This project focuses on </text:span><text:span text:style-name="Strong_20_Emphasis"><text:span text:style-name="T2">localizing drones using acoustic signals</text:span></text:span><text:span text:style-name="T2"> captured by an </text:span><text:span text:style-name="Strong_20_Emphasis"><text:span text:style-name="T2">8-microphone circular array</text:span></text:span><text:span text:style-name="T2">. Localization results are computed from </text:span><text:span text:style-name="Strong_20_Emphasis"><text:span text:style-name="T2">pre-recorded multi-channel .wav files and visualized on pre-recorded .mp4 videos.</text:span></text:span></text:p>
      <text:p text:style-name="Text_20_body"><text:span text:style-name="T2">The system does </text:span><text:span text:style-name="Strong_20_Emphasis"><text:span text:style-name="T2">not rely on machine learning</text:span></text:span><text:span text:style-name="T2">. Instead, it uses </text:span><text:span text:style-name="Strong_20_Emphasis"><text:span text:style-name="T2">signal processing techniques</text:span></text:span><text:span text:style-name="T2">, primarily </text:span><text:span text:style-name="Strong_20_Emphasis"><text:span text:style-name="T2">GCC-PHAT</text:span></text:span><text:span text:style-name="T2">, </text:span><text:span text:style-name="Strong_20_Emphasis"><text:span text:style-name="T2">TDoA (Time Difference of Arrival)</text:span></text:span><text:span text:style-name="T2">, and </text:span><text:span text:style-name="Strong_20_Emphasis"><text:span text:style-name="T2">beamforming / geometric inference</text:span></text:span><text:span text:style-name="T2">.</text:span></text:p>
      <text:h text:style-name="Heading_20_3" text:outline-level="3">Team Structure</text:h>
      <text:p text:style-name="Text_20_body"><text:span text:style-name="T2">The project was developed by </text:span><text:span text:style-name="Strong_20_Emphasis"><text:span text:style-name="T2">three team members</text:span></text:span><text:span text:style-name="T2">, each implementing an </text:span><text:span text:style-name="Strong_20_Emphasis"><text:span text:style-name="T2">independent localization approach</text:span></text:span><text:span text:style-name="T2">:</text:span></text:p>
      <text:list text:style-name="L1">
        <text:list-item>
          <text:p text:style-name="P4"><text:span text:style-name="Strong_20_Emphasis">SRP-PHAT 3D Direction-of-Arrival estimation</text:span></text:p>
        </text:list-item>
        <text:list-item>
          <text:p text:style-name="P4"><text:span text:style-name="Strong_20_Emphasis">2D TDoA-based position estimation with trajectory smoothing</text:span></text:p>
        </text:list-item>
        <text:list-item>
          <text:p text:style-name="P4"><text:span text:style-name="Strong_20_Emphasis">LR/UD Line-Intersection Tracker (Angle-Consistent TDoA)</text:span></text:p>
        </text:list-item>
      </text:list>
      <text:p text:style-name="Text_20_body">Each solution is <text:span text:style-name="Strong_20_Emphasis"><text:span text:style-name="T2">self-contained</text:span></text:span><text:span text:style-name="T2"> </text:span>and can be evaluated independently.</text:p>
      <text:p text:style-name="Text_20_body"/>
      <text:h text:style-name="P1" text:outline-level="2">Hardware &amp; Data Assumptions</text:h>
      <text:h text:style-name="Heading_20_3" text:outline-level="3">Microphone Array</text:h>
      <text:list text:style-name="L2">
        <text:list-item>
          <text:p text:style-name="P5"><text:span text:style-name="Strong_20_Emphasis"><text:span text:style-name="T2">Geometry</text:span></text:span><text:span text:style-name="T2">: Uniform Circular Array (UCA)</text:span></text:p>
        </text:list-item>
        <text:list-item>
          <text:p text:style-name="P5"><text:span text:style-name="Strong_20_Emphasis"><text:span text:style-name="T2">Number of microphones</text:span></text:span><text:span text:style-name="T2">: 8</text:span></text:p>
        </text:list-item>
        <text:list-item>
          <text:p text:style-name="P5"><text:span text:style-name="Strong_20_Emphasis"><text:span text:style-name="T2">Arrangement</text:span></text:span><text:span text:style-name="T2">: Clockwise, evenly spaced</text:span></text:p>
        </text:list-item>
        <text:list-item>
          <text:p text:style-name="P5"><text:span text:style-name="Strong_20_Emphasis"><text:span text:style-name="T2">Radius</text:span></text:span><text:span text:style-name="T2">:</text:span></text:p>
          <text:list>
            <text:list-item>
              <text:p text:style-name="P6">0.10 m in SRP-PHAT solution</text:p>
            </text:list-item>
            <text:list-item>
              <text:p text:style-name="P6">0.13 m in TDoA-trajectory solution</text:p>
            </text:list-item>
          </text:list>
        </text:list-item>
        <text:list-item>
          <text:p text:style-name="P5"><text:span text:style-name="Strong_20_Emphasis"><text:span text:style-name="T2">Speed of sound</text:span></text:span><text:span text:style-name="T2">: </text:span>343 m/s (assumed constant)</text:p>
        </text:list-item>
      </text:list>
      <text:h text:style-name="Heading_20_3" text:outline-level="3">Audio Input</text:h>
      <text:list text:style-name="L3">
        <text:list-item>
          <text:p text:style-name="P7">Format: multi-channel WAV</text:p>
        </text:list-item>
        <text:list-item>
          <text:p text:style-name="P7">Channels: ≥ 8 required</text:p>
        </text:list-item>
        <text:list-item>
          <text:p text:style-name="P7">Sampling rate: 16 kHz (resampled if needed)</text:p>
        </text:list-item>
        <text:list-item>
          <text:p text:style-name="P7">Signals are assumed <text:span text:style-name="Strong_20_Emphasis"><text:span text:style-name="T2">time-aligned</text:span></text:span></text:p>
        </text:list-item>
      </text:list>
      <text:h text:style-name="Heading_20_3" text:outline-level="3">Video Input</text:h>
      <text:list text:style-name="L4">
        <text:list-item>
          <text:p text:style-name="P8">Pre-recorded MP4</text:p>
        </text:list-item>
        <text:list-item>
          <text:p text:style-name="P8">Used only for <text:span text:style-name="Strong_20_Emphasis"><text:span text:style-name="T2">visualization</text:span></text:span>, not synchronization</text:p>
        </text:list-item>
        <text:list-item>
          <text:p text:style-name="P8">Drone position is overlaid on video frames</text:p>
        </text:list-item>
      </text:list>
      <text:p text:style-name="Text_20_body"/>
      <text:h text:style-name="P1" text:outline-level="2">Solution 1: SRP-PHAT Direction of Arrival</text:h>
      <text:p text:style-name="Text_20_body"><text:span text:style-name="Strong_20_Emphasis">File:</text:span> <text:span text:style-name="Source_20_Text">app_no_ml.py</text:span></text:p>
      <text:h text:style-name="Heading_20_3" text:outline-level="3">Purpose</text:h>
      <text:p text:style-name="Text_20_body"><text:span text:style-name="T2">Estimate </text:span><text:span text:style-name="Strong_20_Emphasis"><text:span text:style-name="T2">3D Direction of Arrival (DoA)</text:span></text:span><text:span text:style-name="T2"> - </text:span><text:span text:style-name="Strong_20_Emphasis"><text:span text:style-name="T2">azimuth and elevation</text:span></text:span><text:span text:style-name="T2"> - using </text:span><text:span text:style-name="Strong_20_Emphasis"><text:span text:style-name="T2">SRP-PHAT beamforming</text:span></text:span><text:span text:style-name="T2">, and visualize results as:</text:span></text:p>
      <text:list text:style-name="L5">
        <text:list-item>
          <text:p text:style-name="P9">Time-varying azimuth/elevation plots</text:p>
        </text:list-item>
        <text:list-item>
          <text:p text:style-name="P9">GCC-PHAT feature maps (for debugging / analysis)</text:p>
        </text:list-item>
      </text:list>
      <text:h text:style-name="Heading_20_3" text:outline-level="3">High-Level Pipeline</text:h>
      <text:list text:style-name="L6">
        <text:list-item>
          <text:p text:style-name="P10">Load multi-channel audio</text:p>
        </text:list-item>
        <text:list-item>
          <text:p text:style-name="P10">Slice into overlapping 1-second segments</text:p>
        </text:list-item>
        <text:list-item>
          <text:p text:style-name="P10">Compute GCC-PHAT correlations for microphone pairs</text:p>
        </text:list-item>
        <text:list-item>
          <text:p text:style-name="P10">Perform grid search over azimuth &amp; elevation</text:p>
        </text:list-item>
        <text:list-item>
          <text:p text:style-name="P10">Select angle maximizing steered response power</text:p>
        </text:list-item>
        <text:list-item>
          <text:p text:style-name="P10">Plot trajectory over time</text:p>
        </text:list-item>
      </text:list>
      <text:h text:style-name="Heading_20_3" text:outline-level="3">Key Concepts</text:h>
      <text:h text:style-name="Heading_20_4" text:outline-level="4">GCC-PHAT</text:h>
      <text:p text:style-name="Text_20_body">For each microphone pair:</text:p>
      <text:list text:style-name="L7">
        <text:list-item>
          <text:p text:style-name="P11">FFT - cross-spectrum</text:p>
        </text:list-item>
        <text:list-item>
          <text:p text:style-name="P11">Phase normalization (PHAT)</text:p>
        </text:list-item>
        <text:list-item>
          <text:p text:style-name="P11">IFFT - correlation over delays</text:p>
        </text:list-item>
        <text:list-item>
          <text:p text:style-name="P11">Restrict delays to physically possible range</text:p>
        </text:list-item>
      </text:list>
      <text:h text:style-name="Heading_20_4" text:outline-level="4"><text:soft-page-break/></text:h>
      <text:h text:style-name="Heading_20_4" text:outline-level="4">Microphone Pairs</text:h>
      <text:p text:style-name="Text_20_body">O<text:span text:style-name="T2">nly </text:span><text:span text:style-name="Strong_20_Emphasis"><text:span text:style-name="T2">diametrically opposite pairs</text:span></text:span><text:span text:style-name="T2"> a</text:span>re used:</text:p>
      <text:p text:style-name="P3"><text:span text:style-name="Source_20_Text">MIC_PAIRS = [(0,4), (1,5), (2,6), (3,7)]</text:span></text:p>
      <text:p text:style-name="Text_20_body">This reduces noise and simplifies geometry.</text:p>
      <text:h text:style-name="Heading_20_4" text:outline-level="4">SRP-PHAT Grid Search</text:h>
      <text:list text:style-name="L8">
        <text:list-item>
          <text:p text:style-name="P12">Azimuth: −180° -&gt; 180° (5° step)</text:p>
        </text:list-item>
        <text:list-item>
          <text:p text:style-name="P12">Elevation: −90° -&gt; 90° (5° step)</text:p>
        </text:list-item>
        <text:list-item>
          <text:p text:style-name="P12">For each direction:</text:p>
          <text:list>
            <text:list-item>
              <text:p text:style-name="P12">Compute theoretical TDoA</text:p>
            </text:list-item>
            <text:list-item>
              <text:p text:style-name="P12">Sum GCC-PHAT responses at predicted delays</text:p>
            </text:list-item>
          </text:list>
        </text:list-item>
        <text:list-item>
          <text:p text:style-name="P12">Direction with maximum power is selected</text:p>
        </text:list-item>
      </text:list>
      <text:h text:style-name="Heading_20_3" text:outline-level="3">Outputs</text:h>
      <text:list text:style-name="L9">
        <text:list-item>
          <text:p text:style-name="P13"><text:span text:style-name="Strong_20_Emphasis"><text:span text:style-name="T2">Azimuth trajectory</text:span></text:span><text:span text:style-name="T2"> (−90° to 90°)</text:span></text:p>
        </text:list-item>
        <text:list-item>
          <text:p text:style-name="P13"><text:span text:style-name="Strong_20_Emphasis"><text:span text:style-name="T2">Elevation trajectory</text:span></text:span><text:span text:style-name="T2"> (−15° to 75°)</text:span></text:p>
        </text:list-item>
        <text:list-item>
          <text:p text:style-name="P13"><text:span text:style-name="Strong_20_Emphasis"><text:span text:style-name="T2">Feature visualization</text:span></text:span><text:span text:style-name="T2"> (GCC-PHAT map)</text:span></text:p>
        </text:list-item>
        <text:list-item>
          <text:p text:style-name="P13">Status message describing processed segments</text:p>
        </text:list-item>
      </text:list>
      <text:h text:style-name="Heading_20_3" text:outline-level="3"/>
      <text:h text:style-name="Heading_20_2" text:outline-level="2"/>
      <text:h text:style-name="P1" text:outline-level="2">Solution 2: 2D TDoA-Based Localization with Video Overlay</text:h>
      <text:p text:style-name="Text_20_body"><text:span text:style-name="Strong_20_Emphasis">Files:</text:span></text:p>
      <text:list text:style-name="L12">
        <text:list-item>
          <text:p text:style-name="P16"><text:span text:style-name="Source_20_Text">drones_tdoa_dist.py</text:span></text:p>
        </text:list-item>
        <text:list-item>
          <text:p text:style-name="P16"><text:span text:style-name="Source_20_Text">drones_vid_plot.py</text:span></text:p>
        </text:list-item>
      </text:list>
      <text:h text:style-name="Heading_20_3" text:outline-level="3">Purpose</text:h>
      <text:p text:style-name="Text_20_body">Estim<text:span text:style-name="T2">ate </text:span><text:span text:style-name="Strong_20_Emphasis"><text:span text:style-name="T2">2D drone position (x, y)</text:span></text:span><text:span text:style-name="T2"> relative to array center and </text:span><text:span text:style-name="Strong_20_Emphasis"><text:span text:style-name="T2">overlay trajectory on video</text:span></text:span><text:span text:style-name="T2"> in near-real-time.</text:span></text:p>
      <text:h text:style-name="Heading_20_3" text:outline-level="3">High-Level Pipeline</text:h>
      <text:list text:style-name="L13">
        <text:list-item>
          <text:p text:style-name="P17">Load 8-channel WAV file</text:p>
        </text:list-item>
        <text:list-item>
          <text:p text:style-name="P17">Apply simple band-pass filtering</text:p>
        </text:list-item>
        <text:list-item>
          <text:p text:style-name="P17">Slide window over audio</text:p>
        </text:list-item>
        <text:list-item>
          <text:p text:style-name="P17">Compute TDoA between selected mic pairs</text:p>
        </text:list-item>
        <text:list-item>
          <text:p text:style-name="P17">Convert TDoA - normalized (x, y)</text:p>
        </text:list-item>
        <text:list-item>
          <text:p text:style-name="P17">Smooth trajectory using EMA</text:p>
        </text:list-item>
        <text:list-item>
          <text:p text:style-name="P17">Plot position on video frames</text:p>
        </text:list-item>
        <text:list-item>
          <text:p text:style-name="P17">Save trajectory to <text:span text:style-name="Source_20_Text">.npy</text:span></text:p>
        </text:list-item>
      </text:list>
      <text:h text:style-name="Heading_20_2" text:outline-level="2"><text:span text:style-name="Source_20_Text"/></text:h>
      <text:h text:style-name="P1" text:outline-level="2"><text:span text:style-name="Source_20_Text">drones_tdoa_dist.py</text:span> - Localization Logic</text:h>
      <text:h text:style-name="Heading_20_3" text:outline-level="3">Microphone Pairing Strategy</text:h>
      <text:p text:style-name="Text_20_body">Pairs are grou<text:span text:style-name="T2">ped into </text:span><text:span text:style-name="Strong_20_Emphasis"><text:span text:style-name="T2">horizontal (LR)</text:span></text:span><text:span text:style-name="T2"> and </text:span><text:span text:style-name="Strong_20_Emphasis"><text:span text:style-name="T2">vertical (UD)</text:span></text:span><text:span text:style-name="T2"> </text:span>axes:</text:p>
      <text:p text:style-name="Preformatted_20_Text"><text:span text:style-name="Source_20_Text">LR_PAIRS = [(2,1), (8,3), (4,7), (5,6)]</text:span></text:p>
      <text:p text:style-name="P3"><text:span text:style-name="Source_20_Text">UD_PAIRS = [(7,8), (6,1), (5,2), (4,3)]</text:span></text:p>
      <text:p text:style-name="Text_20_body">Each axis <text:span text:style-name="T2">uses </text:span><text:span text:style-name="Strong_20_Emphasis"><text:span text:style-name="T2">median TDoA</text:span></text:span><text:span text:style-name="T2"> acr</text:span>oss multiple pairs for robustness.</text:p>
      <text:h text:style-name="Heading_20_3" text:outline-level="3">TDoA Estimation</text:h>
      <text:list text:style-name="L14">
        <text:list-item>
          <text:p text:style-name="P18">GCC-PHAT cross-correlation</text:p>
        </text:list-item>
        <text:list-item>
          <text:p text:style-name="P18">Peak interpolation (parabolic fit)</text:p>
        </text:list-item>
        <text:list-item>
          <text:p text:style-name="P18">Physically constrained delay window</text:p>
        </text:list-item>
      </text:list>
      <text:h text:style-name="Heading_20_3" text:outline-level="3">Position Mapping</text:h>
      <text:p text:style-name="Preformatted_20_Text"><text:span text:style-name="Source_20_Text">x = -tau_lr / scale</text:span></text:p>
      <text:p text:style-name="P3"><text:span text:style-name="Source_20_Text">y = -tau_ud / scale</text:span></text:p>
      <text:p text:style-name="Text_20_body">Where:</text:p>
      <text:list text:style-name="L15">
        <text:list-item>
          <text:p text:style-name="P19"><text:span text:style-name="Source_20_Text">scale = (2 * radius) / speed_of_sound</text:span></text:p>
        </text:list-item>
        <text:list-item>
          <text:p text:style-name="P19">Output normalized to range [−1, 1]</text:p>
        </text:list-item>
      </text:list>
      <text:h text:style-name="Heading_20_3" text:outline-level="3">Post-Processing</text:h>
      <text:list text:style-name="L16">
        <text:list-item>
          <text:p text:style-name="P20">Energy threshold to suppress silence</text:p>
        </text:list-item>
        <text:list-item>
          <text:p text:style-name="P20">Exponential Moving Average (EMA) smoothing</text:p>
        </text:list-item>
        <text:list-item>
          <text:p text:style-name="P20">Separate gains for x and y sensitivity</text:p>
        </text:list-item>
      </text:list>
      <text:h text:style-name="Heading_20_3" text:outline-level="3">Output</text:h>
      <text:list text:style-name="L17">
        <text:list-item>
          <text:p text:style-name="P21"><text:span text:style-name="Source_20_Text">trajectory_drone1_wall.npy</text:span></text:p>
        </text:list-item>
      </text:list>
      <text:p text:style-name="P3"><text:span text:style-name="Source_20_Text">[timestamp, x, y]</text:span></text:p>
      <text:h text:style-name="Heading_20_2" text:outline-level="2"><text:span text:style-name="Source_20_Text"/></text:h>
      <text:h text:style-name="P1" text:outline-level="2"><text:span text:style-name="Source_20_Text">drones_vid_plot.py</text:span> - Video Visualization</text:h>
      <text:h text:style-name="Heading_20_3" text:outline-level="3">Purpose</text:h>
      <text:p text:style-name="Text_20_body">Overlay estimated drone position on video frames.</text:p>
      <text:h text:style-name="Heading_20_3" text:outline-level="3">Key Responsibilities</text:h>
      <text:list text:style-name="L18">
        <text:list-item>
          <text:p text:style-name="P22">Load video</text:p>
        </text:list-item>
        <text:list-item>
          <text:p text:style-name="P22">Skip initial frames</text:p>
        </text:list-item>
        <text:list-item>
          <text:p text:style-name="P22">Resize while preserving aspect ratio</text:p>
        </text:list-item>
        <text:list-item>
          <text:p text:style-name="P22">Convert normalized (x, y) -&gt; pixel coordinates</text:p>
        </text:list-item>
        <text:list-item>
          <text:p text:style-name="P22">Draw trajectory point as filled circle</text:p>
        </text:list-item>
      </text:list>
      <text:h text:style-name="Heading_20_3" text:outline-level="3">Coordinate Mapping</text:h>
      <text:p text:style-name="Text_20_body">Input range:</text:p>
      <text:p text:style-name="P3"><text:span text:style-name="Source_20_Text">x, y ∈ [−1, 1]</text:span></text:p>
      <text:p text:style-name="Text_20_body">Mapped using:</text:p>
      <text:list text:style-name="L19">
        <text:list-item>
          <text:p text:style-name="P23">Scaling factor</text:p>
        </text:list-item>
        <text:list-item>
          <text:p text:style-name="P23">Center offset calibration</text:p>
        </text:list-item>
        <text:list-item>
          <text:p text:style-name="P23">Frame dimensions</text:p>
        </text:list-item>
      </text:list>
      <text:h text:style-name="Heading_20_3" text:outline-level="3">Display</text:h>
      <text:list text:style-name="L20">
        <text:list-item>
          <text:p text:style-name="P24">Uses OpenCV window</text:p>
        </text:list-item>
        <text:list-item>
          <text:p text:style-name="P24">Real-time frame stepping</text:p>
        </text:list-item>
        <text:list-item>
          <text:p text:style-name="P24">Keyboard interrupt supported (<text:span text:style-name="Source_20_Text">q</text:span>)</text:p>
        </text:list-item>
      </text:list>
      <text:p text:style-name="Text_20_body"/>
      <text:h text:style-name="P1" text:outline-level="2">Solution 3: LR/UD Line-Intersection Tracker (Angle-Consistent TDoA)</text:h>
      <text:p text:style-name="Text_20_body"><text:span text:style-name="Strong_20_Emphasis">File:</text:span> <text:span text:style-name="Source_20_Text">newmic2.py</text:span></text:p>
      <text:h text:style-name="Heading_20_3" text:outline-level="3">Purpose</text:h>
      <text:p text:style-name="Text_20_body"><text:span text:style-name="T2">This solution provides a </text:span><text:span text:style-name="Strong_20_Emphasis"><text:span text:style-name="T2">hybrid, visualization-oriented localization method</text:span></text:span><text:span text:style-name="T2"> that:</text:span></text:p>
      <text:list text:style-name="L21">
        <text:list-item>
          <text:p text:style-name="P25"><text:span text:style-name="T2">Uses </text:span><text:span text:style-name="Strong_20_Emphasis"><text:span text:style-name="T2">the same TDoA normalization and scaling logic as the “compass” code</text:span></text:span><text:span text:style-name="T2"> (Solution 2),</text:span></text:p>
        </text:list-item>
        <text:list-item>
          <text:p text:style-name="P25"><text:span text:style-name="T2">But </text:span><text:span text:style-name="Strong_20_Emphasis"><text:span text:style-name="T2">visualizes the drone position as the intersection of two orthogonal lines</text:span></text:span><text:span text:style-name="T2">:</text:span></text:p>
          <text:list>
            <text:list-item>
              <text:p text:style-name="P25"><text:span text:style-name="T2">a </text:span><text:span text:style-name="Strong_20_Emphasis"><text:span text:style-name="T2">vertical line</text:span></text:span><text:span text:style-name="T2"> from Left–Right (LR) TDoA,</text:span></text:p>
            </text:list-item>
            <text:list-item>
              <text:p text:style-name="P25"><text:span text:style-name="T2">a </text:span><text:span text:style-name="Strong_20_Emphasis"><text:span text:style-name="T2">horizontal line</text:span></text:span><text:span text:style-name="T2"> from Up–Down (UD) TDoA.</text:span></text:p>
            </text:list-item>
          </text:list>
        </text:list-item>
      </text:list>
      <text:p text:style-name="Text_20_body"><text:span text:style-name="T2">The main motivation was to </text:span><text:span text:style-name="Strong_20_Emphasis"><text:span text:style-name="T2">fix and stabilize the vertical (UD) response</text:span></text:span><text:span text:style-name="T2">, while keeping the </text:span><text:span text:style-name="Strong_20_Emphasis"><text:span text:style-name="T2">exact same physical interpretation and sensitivity</text:span></text:span><text:span text:style-name="T2"> as the already validated LR/UD TDoA model.</text:span></text:p>
      <text:p text:style-name="Text_20_body">This approach is especially useful for:</text:p>
      <text:list text:style-name="L22">
        <text:list-item>
          <text:p text:style-name="P26">Debugging geometry and sign conventions,</text:p>
        </text:list-item>
        <text:list-item>
          <text:p text:style-name="P26">Comparing angular behavior with compass-style indicators,</text:p>
        </text:list-item>
        <text:list-item>
          <text:p text:style-name="P26">Producing intuitive visualizations without trajectory filtering.</text:p>
        </text:list-item>
      </text:list>
      <text:h text:style-name="Heading_20_2" text:outline-level="2"/>
      <text:h text:style-name="P1" text:outline-level="2">Conceptual Model</text:h>
      <text:p text:style-name="Text_20_body">Instead of directly computing a 2D point <text:span text:style-name="Source_20_Text">(x, y)</text:span>:</text:p>
      <text:list text:style-name="L23">
        <text:list-item>
          <text:p text:style-name="P27"><text:span text:style-name="Strong_20_Emphasis"><text:span text:style-name="T2">LR TDoA - vertical screen line</text:span></text:span></text:p>
        </text:list-item>
        <text:list-item>
          <text:p text:style-name="P27"><text:span text:style-name="Strong_20_Emphasis"><text:span text:style-name="T2">UD TDoA - horizontal screen line</text:span></text:span></text:p>
        </text:list-item>
        <text:list-item>
          <text:p text:style-name="P27"><text:span text:style-name="Strong_20_Emphasis"><text:span text:style-name="T2">Drone position - intersection of both</text:span></text:span></text:p>
        </text:list-item>
      </text:list>
      <text:p text:style-name="Text_20_body">This guarantees that:</text:p>
      <text:list text:style-name="L24">
        <text:list-item>
          <text:p text:style-name="P28"><text:span text:style-name="T2">Horizontal and vertical localization are </text:span><text:span text:style-name="Strong_20_Emphasis"><text:span text:style-name="T2">independent</text:span></text:span><text:span text:style-name="T2">,</text:span></text:p>
        </text:list-item>
        <text:list-item>
          <text:p text:style-name="P28"><text:span text:style-name="T2">Each axis behaves </text:span><text:span text:style-name="Strong_20_Emphasis"><text:span text:style-name="T2">exactly like its 1D compass equivalent</text:span></text:span><text:span text:style-name="T2">,</text:span></text:p>
        </text:list-item>
        <text:list-item>
          <text:p text:style-name="P28"><text:span text:style-name="T2">Any instability in one axis does </text:span><text:span text:style-name="Strong_20_Emphasis"><text:span text:style-name="T2">not contaminate the other</text:span></text:span><text:span text:style-name="T2">.</text:span></text:p>
        </text:list-item>
      </text:list>
      <text:h text:style-name="Heading_20_2" text:outline-level="2">Microphone Geometry</text:h>
      <text:h text:style-name="Heading_20_3" text:outline-level="3">Array</text:h>
      <text:list text:style-name="L25">
        <text:list-item>
          <text:p text:style-name="P29"><text:span text:style-name="Strong_20_Emphasis"><text:span text:style-name="T2">8 microphones</text:span></text:span><text:span text:style-name="T2"> on a circular ring</text:span></text:p>
        </text:list-item>
        <text:list-item>
          <text:p text:style-name="P29"><text:span text:style-name="T2">Radius: </text:span><text:span text:style-name="Strong_20_Emphasis"><text:span text:style-name="T2">0.13 m</text:span></text:span></text:p>
        </text:list-item>
        <text:list-item>
          <text:p text:style-name="P29"><text:span text:style-name="T2">Speed of sound: </text:span><text:span text:style-name="Strong_20_Emphasis"><text:span text:style-name="T2">343 m/s</text:span></text:span></text:p>
        </text:list-item>
      </text:list>
      <text:h text:style-name="Heading_20_3" text:outline-level="3">Physical Layout</text:h>
      <text:p text:style-name="Text_20_body">Microphones are indexed using a <text:span text:style-name="Strong_20_Emphasis"><text:span text:style-name="T2">clock-like front-view convention</text:span></text:span><text:span text:style-name="T2">:</text:span></text:p>
      <text:p text:style-name="Preformatted_20_Text"><text:span text:style-name="Source_20_Text"><text:s text:c="3"/>0 1</text:span></text:p>
      <text:p text:style-name="Preformatted_20_Text"><text:span text:style-name="Source_20_Text"><text:s/>7 <text:s text:c="4"/>2</text:span></text:p>
      <text:p text:style-name="Preformatted_20_Text"><text:span text:style-name="Source_20_Text"><text:s/>6 <text:s text:c="4"/>3</text:span></text:p>
      <text:p text:style-name="P3"><text:span text:style-name="Source_20_Text"><text:s text:c="3"/>5 4</text:span></text:p>
      <text:p text:style-name="Text_20_body">Microphone positions are explicitly computed from predefined angles:</text:p>
      <text:p text:style-name="P3"><text:span text:style-name="Source_20_Text">MIC_ANGLES_DEG = [112.5, 67.5, 22.5, -22.5, -67.5, -112.5, -157.5, 157.5]</text:span></text:p>
      <text:p text:style-name="Text_20_body">This ensures <text:span text:style-name="Strong_20_Emphasis"><text:span text:style-name="T2">correct geometry for UD estimation</text:span></text:span><text:span text:style-name="T2">, </text:span>which is particularly sensitive to angular errors.</text:p>
      <text:h text:style-name="Heading_20_2" text:outline-level="2"><text:soft-page-break/>TDoA Pair Definitions</text:h>
      <text:h text:style-name="Heading_20_3" text:outline-level="3">Left–Right (LR) pairs</text:h>
      <text:p text:style-name="Preformatted_20_Text"><text:span text:style-name="Source_20_Text">LR_PAIRS = [</text:span></text:p>
      <text:p text:style-name="Preformatted_20_Text"><text:span text:style-name="Source_20_Text"><text:s text:c="4"/>(1, 0),</text:span></text:p>
      <text:p text:style-name="Preformatted_20_Text"><text:span text:style-name="Source_20_Text"><text:s text:c="4"/>(2, 7),</text:span></text:p>
      <text:p text:style-name="Preformatted_20_Text"><text:span text:style-name="Source_20_Text"><text:s text:c="4"/>(3, 6),</text:span></text:p>
      <text:p text:style-name="Preformatted_20_Text"><text:span text:style-name="Source_20_Text"><text:s text:c="4"/>(4, 5),</text:span></text:p>
      <text:p text:style-name="P3"><text:span text:style-name="Source_20_Text">]</text:span></text:p>
      <text:h text:style-name="Heading_20_3" text:outline-level="3">Up–Down (UD) pairs</text:h>
      <text:p text:style-name="Preformatted_20_Text"><text:span text:style-name="Source_20_Text">UD_PAIRS = [</text:span></text:p>
      <text:p text:style-name="Preformatted_20_Text"><text:span text:style-name="Source_20_Text"><text:s text:c="4"/>(7, 6),</text:span></text:p>
      <text:p text:style-name="Preformatted_20_Text"><text:span text:style-name="Source_20_Text"><text:s text:c="4"/>(0, 5),</text:span></text:p>
      <text:p text:style-name="Preformatted_20_Text"><text:span text:style-name="Source_20_Text"><text:s text:c="4"/>(1, 4),</text:span></text:p>
      <text:p text:style-name="Preformatted_20_Text"><text:span text:style-name="Source_20_Text"><text:s text:c="4"/>(2, 3),</text:span></text:p>
      <text:p text:style-name="P3"><text:span text:style-name="Source_20_Text">]</text:span></text:p>
      <text:p text:style-name="Text_20_body">For each pair:</text:p>
      <text:list text:style-name="L26">
        <text:list-item>
          <text:p text:style-name="P30">Microphone spacing <text:span text:style-name="Source_20_Text">d_ij</text:span> is computed from geometry,</text:p>
        </text:list-item>
        <text:list-item>
          <text:p text:style-name="P30">Maximum delay is constrained to <text:span text:style-name="Source_20_Text">d_ij / C</text:span>,</text:p>
        </text:list-item>
        <text:list-item>
          <text:p text:style-name="P30">This makes<text:span text:style-name="T2"> </text:span><text:span text:style-name="Strong_20_Emphasis"><text:span text:style-name="T2">vertical estimation physically correct</text:span></text:span>, not heuristic.</text:p>
        </text:list-item>
      </text:list>
      <text:h text:style-name="Heading_20_2" text:outline-level="2"/>
      <text:h text:style-name="P1" text:outline-level="2">Signal Processing Pipeline</text:h>
      <text:h text:style-name="Heading_20_3" text:outline-level="3">1. Windowing</text:h>
      <text:list text:style-name="L27">
        <text:list-item>
          <text:p text:style-name="P31">Update rate:<text:span text:style-name="T2"> </text:span><text:span text:style-name="Strong_20_Emphasis"><text:span text:style-name="T2">2 Hz</text:span></text:span></text:p>
        </text:list-item>
        <text:list-item>
          <text:p text:style-name="P31">Window length - step length</text:p>
        </text:list-item>
        <text:list-item>
          <text:p text:style-name="P31">Mean removal per channel (DC offset suppression)</text:p>
        </text:list-item>
      </text:list>
      <text:h text:style-name="Heading_20_3" text:outline-level="3">2. <text:span text:style-name="T1">GCC-PHAT</text:span></text:h>
      <text:p text:style-name="Text_20_body">For each microphone pair:</text:p>
      <text:list text:style-name="L28">
        <text:list-item>
          <text:p text:style-name="P32">FFT - cross-spectrum</text:p>
        </text:list-item>
        <text:list-item>
          <text:p text:style-name="P32">PHAT weighting</text:p>
        </text:list-item>
        <text:list-item>
          <text:p text:style-name="P32">IFFT - cross-correlation</text:p>
        </text:list-item>
        <text:list-item>
          <text:p text:style-name="P32">Peak search <text:span text:style-name="Strong_20_Emphasis"><text:span text:style-name="T2">within physically allowed delay</text:span></text:span></text:p>
        </text:list-item>
      </text:list>
      <text:p text:style-name="Text_20_body">This is <text:span text:style-name="T3">similar</text:span> in principle to Solution 2, b<text:span text:style-name="T2">ut </text:span><text:span text:style-name="Strong_20_Emphasis"><text:span text:style-name="T2">pair-specific max delays</text:span></text:span><text:span text:style-name="T2"> a</text:span>re enforced.</text:p>
      <text:h text:style-name="Heading_20_2" text:outline-level="2">Normalized TDoA Values (Core Idea)</text:h>
      <text:p text:style-name="Text_20_body">For each pair:</text:p>
      <text:p text:style-name="P3"><text:span text:style-name="Source_20_Text">val = tau / tau_max_pair</text:span></text:p>
      <text:p text:style-name="Text_20_body">Where:</text:p>
      <text:list text:style-name="L29">
        <text:list-item>
          <text:p text:style-name="P33"><text:span text:style-name="Source_20_Text">tau</text:span> = estimated delay,</text:p>
        </text:list-item>
        <text:list-item>
          <text:p text:style-name="P33"><text:span text:style-name="Source_20_Text">tau_max_pair = d_ij / C</text:span>.</text:p>
        </text:list-item>
      </text:list>
      <text:p text:style-name="Text_20_body">This produces:</text:p>
      <text:p text:style-name="P3"><text:span text:style-name="Source_20_Text">val ∈ [−1, 1]</text:span></text:p>
      <text:p text:style-name="Text_20_body"/>
      <text:p text:style-name="Text_20_body"/>
      <text:p text:style-name="Text_20_body"><text:soft-page-break/>Exactly the same normalized values (<text:span text:style-name="Source_20_Text">val_lr</text:span>, <text:span text:style-name="Source_20_Text">val_ud</text:span>) are used as:</text:p>
      <text:list text:style-name="L30">
        <text:list-item>
          <text:p text:style-name="P34"><text:span text:style-name="Source_20_Text">x_norm</text:span>, <text:span text:style-name="Source_20_Text">y_norm</text:span> in Solution 2,</text:p>
        </text:list-item>
        <text:list-item>
          <text:p text:style-name="P34">en<text:span text:style-name="T2">suring </text:span><text:span text:style-name="Strong_20_Emphasis"><text:span text:style-name="T2">identical sensitivity and directionality</text:span></text:span><text:span text:style-name="T2">.</text:span></text:p>
        </text:list-item>
      </text:list>
      <text:h text:style-name="Heading_20_3" text:outline-level="3">Axis Averaging</text:h>
      <text:list text:style-name="L31">
        <text:list-item>
          <text:p text:style-name="P35">Median/mean across all LR pairs - <text:span text:style-name="Source_20_Text">val_lr_mean</text:span></text:p>
        </text:list-item>
        <text:list-item>
          <text:p text:style-name="P35">Median/mean across all UD pairs - <text:span text:style-name="Source_20_Text">val_ud_mean</text:span></text:p>
        </text:list-item>
      </text:list>
      <text:h text:style-name="Heading_20_3" text:outline-level="3">Vertical Gain</text:h>
      <text:p text:style-name="P3"><text:span text:style-name="Source_20_Text">val_ud_mean *= Y_GAIN <text:s text:c="2"/># Y_GAIN = 1.8</text:span></text:p>
      <text:p text:style-name="Text_20_body">This compensates for weaker vertical sensitivity, as validated previously.</text:p>
      <text:p text:style-name="Text_20_body"/>
      <text:p text:style-name="Text_20_body"/>
      <text:h text:style-name="Heading_20_2" text:outline-level="2">Angle Estimation (Auxiliary Output)</text:h>
      <text:p text:style-name="Text_20_body">For debugging and compass-style display:</text:p>
      <text:p text:style-name="P3"><text:span text:style-name="Source_20_Text">theta = asin(val) <text:s text:c="2"/></text:span><text:span text:style-name="Source_20_Text"><text:span text:style-name="T3">#</text:span></text:span><text:span text:style-name="Source_20_Text">degrees</text:span></text:p>
      <text:p text:style-name="Text_20_body"/>
      <text:p text:style-name="Text_20_body">The angles:</text:p>
      <text:list text:style-name="L32">
        <text:list-item>
          <text:p text:style-name="P36"><text:span text:style-name="T2">are </text:span><text:span text:style-name="Strong_20_Emphasis"><text:span text:style-name="T2">not used for positioning</text:span></text:span><text:span text:style-name="T2">,</text:span></text:p>
        </text:list-item>
        <text:list-item>
          <text:p text:style-name="P36">but provide interpretable feedback for LR / UD orientation.</text:p>
        </text:list-item>
      </text:list>
      <text:h text:style-name="Heading_20_2" text:outline-level="2"/>
      <text:h text:style-name="P1" text:outline-level="2">Screen Mapping &amp; Visualization</text:h>
      <text:h text:style-name="Heading_20_3" text:outline-level="3">Mapping</text:h>
      <text:p text:style-name="Text_20_body">Normalized values are mapped directly to screen coordinates:</text:p>
      <text:p text:style-name="Preformatted_20_Text"><text:span text:style-name="Source_20_Text">x = (0.5 + margin * val_lr) * width</text:span></text:p>
      <text:p text:style-name="P3"><text:span text:style-name="Source_20_Text">y = (0.5 - margin * val_ud) * height</text:span></text:p>
      <text:p text:style-name="Text_20_body">Where:</text:p>
      <text:list text:style-name="L33">
        <text:list-item>
          <text:p text:style-name="P37"><text:span text:style-name="Source_20_Text">SCREEN_MARGIN = 0.4</text:span></text:p>
        </text:list-item>
        <text:list-item>
          <text:p text:style-name="P37">Keeps the indicator away from screen edges</text:p>
        </text:list-item>
      </text:list>
      <text:h text:style-name="Heading_20_3" text:outline-level="3">Visualization Elements</text:h>
      <text:list text:style-name="L34">
        <text:list-item>
          <text:p text:style-name="P38"><text:span text:style-name="Strong_20_Emphasis"><text:span text:style-name="T2">Vertical green line</text:span></text:span><text:span text:style-name="T2"> - LR information</text:span></text:p>
        </text:list-item>
        <text:list-item>
          <text:p text:style-name="P38"><text:span text:style-name="Strong_20_Emphasis"><text:span text:style-name="T2">Horizontal green line</text:span></text:span><text:span text:style-name="T2"> - UD information</text:span></text:p>
        </text:list-item>
        <text:list-item>
          <text:p text:style-name="P38"><text:span text:style-name="Strong_20_Emphasis"><text:span text:style-name="T2">Intersection point</text:span></text:span><text:span text:style-name="T2"> - drone position</text:span></text:p>
        </text:list-item>
        <text:list-item>
          <text:p text:style-name="P38">On-screen text:</text:p>
          <text:list>
            <text:list-item>
              <text:p text:style-name="P38">timestamp</text:p>
            </text:list-item>
            <text:list-item>
              <text:p text:style-name="P38">LR and UD angles in degrees</text:p>
            </text:list-item>
          </text:list>
        </text:list-item>
      </text:list>
      <text:h text:style-name="Heading_20_2" text:outline-level="2">Video Playback</text:h>
      <text:list text:style-name="L35">
        <text:list-item>
          <text:p text:style-name="P39">Uses OpenCV</text:p>
        </text:list-item>
        <text:list-item>
          <text:p text:style-name="P39">Video is resized to a fixed window</text:p>
        </text:list-item>
        <text:list-item>
          <text:p text:style-name="P39">Playback speed adjustable (<text:span text:style-name="Source_20_Text">PLAYBACK_SLOWDOWN</text:span>)</text:p>
        </text:list-item>
        <text:list-item>
          <text:p text:style-name="P39">Position is synchronized approximately via frame index</text:p>
        </text:list-item>
      </text:list>
      <text:h text:style-name="Heading_20_2" text:outline-level="2"/>
      <text:h text:style-name="P1" text:outline-level="2">Outputs</text:h>
      <text:list text:style-name="L36">
        <text:list-item>
          <text:p text:style-name="P40">Real-time video with:</text:p>
          <text:list>
            <text:list-item>
              <text:p text:style-name="P40">intersecting LR/UD lines</text:p>
            </text:list-item>
            <text:list-item>
              <text:p text:style-name="P40">intersection marker</text:p>
            </text:list-item>
            <text:list-item>
              <text:p text:style-name="P40">angle readouts</text:p>
            </text:list-item>
          </text:list>
        </text:list-item>
        <text:list-item>
          <text:p text:style-name="P40">No trajectory file (pure visualization tool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8T14:48:41.103190890</dc:date>
    <meta:editing-duration>PT1H36M3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4" meta:paragraph-count="239" meta:word-count="1276" meta:character-count="8006" meta:non-whitespace-character-count="7041"/>
  </office:meta>
</office:document-meta>
</file>